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a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a traveler’s ship&quot;, &quot;code&quot;: &quot;Traveler&quot;, }," calcext:value-type="string">
            <text:p>0xa: { "id": 0xa, "name": "On a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n Spirit Island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17: { &quot;id&quot;: 0x17, &quot;name&quot;: &quot;On Spirit Island&quot;, &quot;code&quot;: &quot;Spirit&quot;, }," calcext:value-type="string">
            <text:p>0x17: { "id": 0x17, "name": "On Spirit Island", "code": "Spir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On the Masked Ship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5: { &quot;id&quot;: 0x5, &quot;name&quot;: &quot;On the Masked Ship&quot;, &quot;code&quot;: &quot;Masked&quot;, }," calcext:value-type="string">
            <text:p>0x5: { "id": 0x5, "name": "On the Masked Ship", "code": "Masked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Traveler2</text:p>
          </table:table-cell>
          <table:table-cell office:value-type="string" calcext:value-type="string">
            <text:p>On a traveler’s ship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7: { &quot;id&quot;: 0x7, &quot;name&quot;: &quot;On a traveler’s ship&quot;, &quot;code&quot;: &quot;Traveler2&quot;, }," calcext:value-type="string">
            <text:p>0x7: { "id": 0x7, "name": "On a traveler’s ship", "code": "Traveler2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Uncharted</text:p>
          </table:table-cell>
          <table:table-cell office:value-type="string" calcext:value-type="string">
            <text:p>On an uncharted island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1a: { &quot;id&quot;: 0x1a, &quot;name&quot;: &quot;On an uncharted island&quot;, &quot;code&quot;: &quot;Uncharted&quot;, }," calcext:value-type="string">
            <text:p>0x1a: { "id": 0x1a, "name": "On an uncharted island", "code": "Uncharted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nnan</text:p>
          </table:table-cell>
          <table:table-cell office:value-type="string" calcext:value-type="string">
            <text:p>On Bannan Island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4: { &quot;id&quot;: 0x14, &quot;name&quot;: &quot;On Bannan Island&quot;, &quot;code&quot;: &quot;Bannan&quot;, }," calcext:value-type="string">
            <text:p>0x14: { "id": 0x14, "name": "On Bannan Island", "code": "Bannan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annonMinigame</text:p>
          </table:table-cell>
          <table:table-cell office:value-type="string" calcext:value-type="string">
            <text:p>Playing the cannon minigame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1: { &quot;id&quot;: 0x1, &quot;name&quot;: &quot;Playing the cannon minigame&quot;, &quot;code&quot;: &quot;CannonMinigame&quot;, }," calcext:value-type="string">
            <text:p>0x1: { "id": 0x1, "name": "Playing the cannon minigame", "code": "CannonMinigame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22:50:17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20T00:47:26.172000000</dc:date>
    <meta:editing-duration>P4DT7H31M35S</meta:editing-duration>
    <meta:editing-cycles>169</meta:editing-cycles>
    <meta:generator>LibreOffice/6.3.4.2$Windows_X86_64 LibreOffice_project/60da17e045e08f1793c57c00ba83cdfce946d0aa</meta:generator>
    <meta:document-statistic meta:table-count="1" meta:cell-count="221" meta:object-count="0"/>
  </office:meta>
</office:document-meta>
</file>